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3.346cm" fo:margin-left="0cm" table:align="left"/>
    </style:style>
    <style:style style:name="Tableau9.A" style:family="table-column">
      <style:table-column-properties style:column-width="0.099cm"/>
    </style:style>
    <style:style style:name="Tableau9.B" style:family="table-column">
      <style:table-column-properties style:column-width="13.247cm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4.109cm" fo:break-before="column" table:align="margins" style:may-break-between-rows="false"/>
    </style:style>
    <style:style style:name="Tableau2.A" style:family="table-column">
      <style:table-column-properties style:column-width="3.247cm" style:rel-column-width="15083*"/>
    </style:style>
    <style:style style:name="Tableau2.B" style:family="table-column">
      <style:table-column-properties style:column-width="10.862cm" style:rel-column-width="50452*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2.A2" style:family="table-cell">
      <style:table-cell-properties style:vertical-align="middle" fo:padding="0cm" fo:border="none"/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1" style:family="table-row">
      <style:table-row-properties style:min-row-height="0.318cm"/>
    </style:style>
    <style:style style:name="Tableau14.A1" style:family="table-cell">
      <style:table-cell-properties fo:padding="0.097cm" fo:border="none"/>
    </style:style>
    <style:style style:name="Tableau6" style:family="table">
      <style:table-properties style:width="10.668cm" table:align="margins"/>
    </style:style>
    <style:style style:name="Tableau6.A" style:family="table-column">
      <style:table-column-properties style:column-width="10.668cm" style:rel-column-width="65535*"/>
    </style:style>
    <style:style style:name="Tableau6.A1" style:family="table-cell">
      <style:table-cell-properties fo:padding="0.097cm" fo:border="none"/>
    </style:style>
    <style:style style:name="P1" style:family="paragraph" style:parent-style-name="Standard">
      <style:text-properties officeooo:paragraph-rsid="0036e0a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f3462"/>
    </style:style>
    <style:style style:name="P4" style:family="paragraph" style:parent-style-name="Standard">
      <style:paragraph-properties fo:text-align="center" style:justify-single-word="false"/>
      <style:text-properties officeooo:paragraph-rsid="007098c6"/>
    </style:style>
    <style:style style:name="P5" style:family="paragraph" style:parent-style-name="Standard">
      <style:paragraph-properties fo:text-align="start" style:justify-single-word="false"/>
      <style:text-properties officeooo:paragraph-rsid="007098c6"/>
    </style:style>
    <style:style style:name="P6" style:family="paragraph" style:parent-style-name="Standard">
      <style:text-properties fo:font-size="8pt" officeooo:paragraph-rsid="006a0a77" style:font-size-asian="8pt" style:font-size-complex="8pt"/>
    </style:style>
    <style:style style:name="P7" style:family="paragraph" style:parent-style-name="Standard">
      <style:paragraph-properties fo:line-height="0.203cm" fo:text-align="center" style:justify-single-word="false"/>
      <style:text-properties style:font-name="Arial" officeooo:paragraph-rsid="004ecfb4"/>
    </style:style>
    <style:style style:name="P8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6b0f9c"/>
    </style:style>
    <style:style style:name="P10" style:family="paragraph" style:parent-style-name="Standard">
      <style:paragraph-properties fo:text-align="justify" style:justify-single-word="false"/>
      <style:text-properties officeooo:paragraph-rsid="0073e1a0"/>
    </style:style>
    <style:style style:name="P11" style:family="paragraph" style:parent-style-name="Standard">
      <style:text-properties fo:font-weight="bold" officeooo:paragraph-rsid="0073e1a0" style:font-weight-asian="bold" style:font-weight-complex="bold"/>
    </style:style>
    <style:style style:name="P12" style:family="paragraph" style:parent-style-name="Standard">
      <style:text-properties officeooo:paragraph-rsid="0073e1a0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 style:master-page-name="">
      <style:paragraph-properties fo:margin-left="0cm" fo:margin-right="0cm" fo:text-indent="0.102cm" style:auto-text-indent="false" style:page-number="auto"/>
      <style:text-properties officeooo:paragraph-rsid="006b0f9c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b21a"/>
    </style:style>
    <style:style style:name="T2" style:family="text">
      <style:text-properties officeooo:rsid="006a0a77"/>
    </style:style>
    <style:style style:name="T3" style:family="text">
      <style:text-properties officeooo:rsid="006c5244"/>
    </style:style>
    <style:style style:name="T4" style:family="text">
      <style:text-properties officeooo:rsid="007098c6"/>
    </style:style>
    <style:style style:name="T5" style:family="text">
      <style:text-properties officeooo:rsid="0073e1a0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aecf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tracked-changes text:track-changes="false">
        <text:changed-region xml:id="ct48702096" text:id="ct48702096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48661568" text:id="ct48661568">
          <text:insertion>
            <office:change-info>
              <dc:creator>mle </dc:creator>
              <dc:date>2014-08-26T17:40:00</dc:date>
            </office:change-info>
          </text:insertion>
        </text:changed-region>
        <text:changed-region xml:id="ct48711296" text:id="ct48711296">
          <text:insertion>
            <office:change-info>
              <dc:creator>mle </dc:creator>
              <dc:date>2014-08-26T17:41:00</dc:date>
            </office:change-info>
          </text:insertion>
        </text:changed-region>
        <text:changed-region xml:id="ct48746960" text:id="ct48746960">
          <text:insertion>
            <office:change-info>
              <dc:creator>mle </dc:creator>
              <dc:date>2014-08-26T17:41:00</dc:date>
            </office:change-info>
          </text:insertion>
        </text:changed-region>
        <text:changed-region xml:id="ct48980176" text:id="ct48980176">
          <text:insertion>
            <office:change-info>
              <dc:creator>mle </dc:creator>
              <dc:date>2014-09-16T16:23:00</dc:date>
            </office:change-info>
          </text:insertion>
        </text:changed-region>
        <text:changed-region xml:id="ct48643840" text:id="ct48643840">
          <text:insertion>
            <office:change-info>
              <dc:creator>mle </dc:creator>
              <dc:date>2014-09-16T16:23:00</dc:date>
            </office:change-info>
          </text:insertion>
        </text:changed-region>
        <text:changed-region xml:id="ct48815040" text:id="ct48815040">
          <text:insertion>
            <office:change-info>
              <dc:creator>mle </dc:creator>
              <dc:date>2014-09-16T16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.048cm" svg:y="18.912cm" svg:width="13.337cm" draw:z-index="0">
        <draw:text-box fo:min-height="1.542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3"><text:change-start text:change-id="ct48702096"/>_('Powered by <text:a xlink:type="simple" xlink:href="http://geotrek.fr/">http://geotrek.fr</text:a>')<text:change-end text:change-id="ct48702096"/><text:line-break/></text:p>
              </table:table-cell>
            </table:table-row>
          </table:table>
          <text:p text:style-name="P6"><text:change-start text:change-id="ct48661568"/><text:span text:style-name="T2">_('Credits photo')</text:span><text:change-end text:change-id="ct48661568"/><text:span text:style-name="T2"> : </text:span><text:change-start text:change-id="ct48711296"/><text:span text:style-name="T2">object.pictures[0].legend</text:span><text:change-end text:change-id="ct48711296"/><text:span text:style-name="T2"> (</text:span><text:change-start text:change-id="ct48746960"/><text:span text:style-name="T2">object.pictures[0].author</text:span><text:change-end text:change-id="ct48746960"/><text:span text:style-name="T2">)</text:span></text:p>
        </draw:text-box>
      </draw:frame>
      <text:p text:style-name="Standard"/>
      <text:p text:style-name="P16"><text:span text:style-name="T1"><text:s/>i</text:span><text:span text:style-name="T1"><office:annotation><dc:creator>mle </dc:creator><dc:date>2013-06-07T15:45:12</dc:date><text:p text:style-name="P17"><text:span text:style-name="T6">do text</text:span></text:p><text:p text:style-name="P17"><text:span text:style-name="T6">from document(at=object.get_map_image_path(),anchor='as-char',size=mapimage_ratio)</text:span></text:p></office:annotation></text:span><text:span text:style-name="T1">mage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lo<office:annotation><dc:creator>mle </dc:creator><dc:date>2013-06-11T17:50:52</dc:date><text:p><text:span text:style-name="T7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4"><text:line-break/><text:conditional-text text:condition="ooow:true" text:string-value-if-true="object.name" text:string-value-if-false="">object.name</text:conditional-text></text:p>
            <text:p text:style-name="P15"><text:conditional-text text:condition="ooow:len(object.districts) &gt; 0" text:string-value-if-true="unicode(object.districts[0])" text:string-value-if-false="">unicode(object.districts[0])</text:conditional-text> - <text:conditional-text text:condition="ooow:len(object.cities) &gt; 0" text:string-value-if-true="unicode(object.cities[0])" text:string-value-if-false="">unicode(object.cities[0])</text:conditional-text></text:p>
          </table:table-cell>
        </table:table-row>
        <table:table-row>
          <table:table-cell table:style-name="Tableau2.A2" table:number-columns-spanned="2" office:value-type="string">
            <text:p text:style-name="P7"><draw:path text:anchor-type="char" draw:z-index="1" draw:style-name="gr1" draw:text-style-name="P18" svg:width="14.098cm" svg:height="0.75cm" svg:x="0.026cm" svg:y="0cm" svg:viewBox="0 0 14099 751" svg:d="M0 2c0 0 0-80 0 749 4471 0 5689-460 14099-460 0-293 0-289 0-289z"><text:p/></draw:path></text:p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5"><text:line-break/><text:line-break/><text:change-start text:change-id="ct48980176"/>_('<text:span text:style-name="T4">Type</text:span>')<text:change-end text:change-id="ct48980176"/></text:p>
            <text:p text:style-name="P4"><text:conditional-text text:condition="ooow:true" text:string-value-if-true="unicode(object.type)" text:string-value-if-false="">unicode(object.type)</text:conditional-text></text:p>
            <text:p text:style-name="P5"/>
            <text:p text:style-name="P5"><text:change-start text:change-id="ct48643840"/>_('<text:span text:style-name="T3">Elevation</text:span>')<text:change-end text:change-id="ct48643840"/></text:p>
            <text:p text:style-name="P2"><text:conditional-text text:condition="ooow:true" text:string-value-if-true="object.min_elevation" text:string-value-if-false="">object.min_elevation</text:conditional-text><text:span text:style-name="T4">m</text:span></text:p>
            <text:p text:style-name="P2"/>
          </table:table-cell>
          <table:table-cell table:style-name="Tableau14.A1" office:value-type="string">
            <text:p text:style-name="P8">im<office:annotation><dc:creator>mle </dc:creator><dc:date>2013-06-06T17:13:19</dc:date><text:p text:style-name="P17"><text:span text:style-name="T6">do text</text:span></text:p><text:p text:style-name="P17"><text:span text:style-name="T6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9"><text:conditional-text text:condition="ooow:true" text:string-value-if-true="object.description" text:string-value-if-false="">object.description</text:conditional-text></text:p>
            <text:p text:style-name="P9"/>
            <text:p text:style-name="P12"/>
            <text:p text:style-name="P12"/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P11"><office:annotation><dc:creator>mle </dc:creator><dc:date>2014-05-27T14:40:58</dc:date><text:p text:style-name="P17"><text:span text:style-name="T6">do text if object.treks.count() &gt; 0</text:span></text:p></office:annotation><text:change-start text:change-id="ct48815040"/>_<text:span text:style-name="T5">(</text:span>'<text:span text:style-name="T5">T</text:span>reks')<text:change-end text:change-id="ct48815040"/></text:p>
                  <text:p text:style-name="P12"><text:conditional-text text:condition="ooow:true" text:string-value-if-true="other.name" text:string-value-if-false="">other.name</text:conditional-text><office:annotation><dc:creator>mle </dc:creator><dc:date>2013-06-07T16:02:29</dc:date><text:p text:style-name="P17"><text:span text:style-name="T6">do text for other in object.treks.all()</text:span></text:p></office:annotation></text:p>
                </table:table-cell>
              </table:table-row>
            </table:table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e0af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48405584" text:id="ct48405584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48418768" text:id="ct48418768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48405584"/>_('Page')<text:change-end text:change-id="ct48405584"/> <text:page-number text:select-page="current">0</text:page-number>/<text:page-count>1</text:page-count> - <text:change-start text:change-id="ct48418768"/>_('Edition of')<text:change-end text:change-id="ct48418768"/> <text:date style:data-style-name="N76" text:date-value="2015-04-03T14:08:47.011511265">3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3T14:08:46.987265657</dc:date>
    <meta:editing-duration>PT9H49M46S</meta:editing-duration>
    <meta:editing-cycles>213</meta:editing-cycles>
    <meta:generator>LibreOffice/4.2.7.2$Linux_X86_64 LibreOffice_project/420m0$Build-2</meta:generator>
    <meta:document-statistic meta:table-count="4" meta:image-count="0" meta:object-count="0" meta:page-count="1" meta:paragraph-count="15" meta:word-count="29" meta:character-count="329" meta:non-whitespace-character-count="308"/>
  </office:meta>
</office:document-meta>
</file>